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6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7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8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9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0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00%" style:writing-mode="lr-tb"/>
    </style:style>
    <style:style style:name="P3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3" style:family="table">
      <style:table-properties table:align="left" style:width="17.59cm" fo:margin-left="0cm"/>
    </style:style>
    <style:style style:name="Column3" style:family="table-column">
      <style:table-column-properties style:column-width="17.59cm"/>
    </style:style>
    <style:style style:name="Row6" style:family="table-row"/>
    <style:style style:name="Cell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break-before="auto" fo:line-height="100%" style:writing-mode="lr-tb"/>
    </style:style>
    <style:style style:name="P5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4" style:family="table">
      <style:table-properties table:align="left" style:width="17.59cm" fo:margin-left="0cm"/>
    </style:style>
    <style:style style:name="Column4" style:family="table-column">
      <style:table-column-properties style:column-width="17.59cm"/>
    </style:style>
    <style:style style:name="Row10" style:family="table-row"/>
    <style:style style:name="Cell1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" style:family="table">
      <style:table-properties table:align="left" style:width="16.06cm" fo:margin-left="0cm"/>
    </style:style>
    <style:style style:name="Column5" style:family="table-column">
      <style:table-column-properties style:column-width="0.635cm"/>
    </style:style>
    <style:style style:name="Column6" style:family="table-column">
      <style:table-column-properties style:column-width="15.425cm"/>
    </style:style>
    <style:style style:name="Row12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break-before="auto" fo:line-height="100%" style:writing-mode="lr-tb"/>
    </style:style>
    <style:style style:name="P8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6" style:family="table">
      <style:table-properties table:align="left" style:width="17.59cm" fo:margin-left="0cm"/>
    </style:style>
    <style:style style:name="Column7" style:family="table-column">
      <style:table-column-properties style:column-width="17.59cm"/>
    </style:style>
    <style:style style:name="Row15" style:family="table-row"/>
    <style:style style:name="Cell1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" style:family="table">
      <style:table-properties table:align="left" style:width="17.201cm" fo:margin-left="0cm"/>
    </style:style>
    <style:style style:name="Column8" style:family="table-column">
      <style:table-column-properties style:column-width="0.845cm"/>
    </style:style>
    <style:style style:name="Column9" style:family="table-column">
      <style:table-column-properties style:column-width="7.371cm"/>
    </style:style>
    <style:style style:name="Column10" style:family="table-column">
      <style:table-column-properties style:column-width="0.998cm"/>
    </style:style>
    <style:style style:name="Column11" style:family="table-column">
      <style:table-column-properties style:column-width="7.987cm"/>
    </style:style>
    <style:style style:name="Row17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2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break-before="auto" fo:line-height="100%" style:writing-mode="lr-tb"/>
    </style:style>
    <style:style style:name="P157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AP</text:span><text:span text:style-name="T3_2"><text:s/></text:span><text:span text:style-name="T3_3">Computer</text:span><text:span text:style-name="T3_4"><text:s/></text:span><text:span text:style-name="T3_5">Science</text:span><text:span text:style-name="T3_6"><text:s/></text:span><text:span text:style-name="T3_7">Prep</text:span><text:span text:style-name="T3_8"><text:s/>(</text:span><text:span text:style-name="T3_9">Java</text:span><text:span text:style-name="T3_10"><text:s/></text:span><text:span text:style-name="T3_11">Programming</text:span><text:span text:style-name="T3_12">)</text:span></text:p>
      <text:p text:style-name="P4"/>
      <text:p text:style-name="P5"><text:span text:style-name="T5_1">Quiz</text:span><text:span text:style-name="T5_2"><text:s/>5:<text:s/></text:span><text:span text:style-name="T5_3">Java</text:span><text:span text:style-name="T5_4"><text:s/></text:span><text:span text:style-name="T5_5">Execution</text:span><text:span text:style-name="T5_6"><text:s/></text:span><text:span text:style-name="T5_7">Flow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This</text:span><text:span text:style-name="T7_2"><text:s/></text:span><text:span text:style-name="T7_3">quiz</text:span><text:span text:style-name="T7_4"><text:s/></text:span><text:span text:style-name="T7_5">is</text:span><text:span text:style-name="T7_6"><text:s/></text:span><text:span text:style-name="T7_7">graded</text:span><text:span text:style-name="T7_8">!</text:span></text:p>
            <text:list text:style-name="LS1" xml:id="list0">
              <text:list-item>
                <text:p text:style-name="P8"><text:span text:style-name="T8_1">Only</text:span><text:span text:style-name="T8_2"><text:s/>1<text:s/></text:span><text:span text:style-name="T8_3">answer</text:span><text:span text:style-name="T8_4"><text:s/></text:span><text:span text:style-name="T8_5">is</text:span><text:span text:style-name="T8_6"><text:s/></text:span><text:span text:style-name="T8_7">correct</text:span></text:p>
              </text:list-item>
              <text:list-item>
                <text:p text:style-name="P9"><text:span text:style-name="T9_1">1<text:s/></text:span><text:span text:style-name="T9_2">for</text:span><text:span text:style-name="T9_3"><text:s/></text:span><text:span text:style-name="T9_4">each</text:span><text:span text:style-name="T9_5"><text:s/></text:span><text:span text:style-name="T9_6">answer</text:span></text:p>
              </text:list-item>
              <text:list-item>
                <text:p text:style-name="P10"><text:span text:style-name="T10_1">No</text:span><text:span text:style-name="T10_2"><text:s/></text:span><text:span text:style-name="T10_3">negative</text:span><text:span text:style-name="T10_4"><text:s/></text:span><text:span text:style-name="T10_5">marks</text:span></text:p>
              </text:list-item>
            </text:list>
          </table:table-cell>
        </table:table-row>
      </table:table>
      <text:p text:style-name="P11"/>
      <text:p text:style-name="P12"/>
      <table:table table:style-name="Table2">
        <table:table-column table:style-name="Column2"/>
        <table:table-row table:style-name="Row2">
          <table:table-cell table:style-name="Cell2">
            <text:p text:style-name="P13"><text:span text:style-name="T13_1">Question</text:span><text:span text:style-name="T13_2"><text:s/>1</text:span></text:p>
          </table:table-cell>
        </table:table-row>
        <table:table-row table:style-name="Row3">
          <table:table-cell table:style-name="Cell3">
            <text:p text:style-name="P14"><text:span text:style-name="T14_1">When</text:span><text:span text:style-name="T14_2"><text:s/></text:span><text:span text:style-name="T14_3">the</text:span><text:span text:style-name="T14_4"><text:s/></text:span><text:span text:style-name="T14_5">Java</text:span><text:span text:style-name="T14_6"><text:s/></text:span><text:span text:style-name="T14_7">Virtual</text:span><text:span text:style-name="T14_8"><text:s/></text:span><text:span text:style-name="T14_9">Machine</text:span><text:span text:style-name="T14_10"><text:s/>(</text:span><text:span text:style-name="T14_11">JVM</text:span><text:span text:style-name="T14_12">)<text:s/></text:span><text:span text:style-name="T14_13">starts</text:span><text:span text:style-name="T14_14"><text:s/></text:span><text:span text:style-name="T14_15">up</text:span><text:span text:style-name="T14_16">,<text:s/></text:span><text:span text:style-name="T14_17">which</text:span><text:span text:style-name="T14_18"><text:s/></text:span><text:span text:style-name="T14_19">of</text:span><text:span text:style-name="T14_20"><text:s/></text:span><text:span text:style-name="T14_21">the</text:span><text:span text:style-name="T14_22"><text:s/></text:span><text:span text:style-name="T14_23">following</text:span><text:span text:style-name="T14_24"><text:s/></text:span><text:span text:style-name="T14_25">is</text:span><text:span text:style-name="T14_26"><text:s/></text:span><text:span text:style-name="T14_27">true</text:span><text:span text:style-name="T14_28">?</text:span></text:p>
            <text:p text:style-name="P15"/>
            <text:list text:style-name="LS2" xml:id="list3">
              <text:list-item>
                <text:p text:style-name="P16"><text:span text:style-name="T16_1">The</text:span><text:span text:style-name="T16_2"><text:s/></text:span><text:span text:style-name="T16_3">first</text:span><text:span text:style-name="T16_4"><text:s/></text:span><text:span text:style-name="T16_5">statement</text:span><text:span text:style-name="T16_6"><text:s/></text:span><text:span text:style-name="T16_7">in</text:span><text:span text:style-name="T16_8"><text:s/></text:span><text:span text:style-name="T16_9">the</text:span><text:span text:style-name="T16_10"><text:s/></text:span><text:span text:style-name="T16_11">main</text:span><text:span text:style-name="T16_12"><text:s/></text:span><text:span text:style-name="T16_13">method</text:span><text:span text:style-name="T16_14"><text:s/></text:span><text:span text:style-name="T16_15">is</text:span><text:span text:style-name="T16_16"><text:s/></text:span><text:span text:style-name="T16_17">the</text:span><text:span text:style-name="T16_18"><text:s/></text:span><text:span text:style-name="T16_19">first</text:span><text:span text:style-name="T16_20"><text:s/></text:span><text:span text:style-name="T16_21">statement</text:span><text:span text:style-name="T16_22"><text:s/></text:span><text:span text:style-name="T16_23">to</text:span><text:span text:style-name="T16_24"><text:s/></text:span><text:span text:style-name="T16_25">be</text:span><text:span text:style-name="T16_26"><text:s/></text:span><text:span text:style-name="T16_27">executed</text:span></text:p>
              </text:list-item>
              <text:list-item>
                <text:p text:style-name="P17"><text:span text:style-name="T17_1">The</text:span><text:span text:style-name="T17_2"><text:s/></text:span><text:span text:style-name="T17_3">first</text:span><text:span text:style-name="T17_4"><text:s/></text:span><text:span text:style-name="T17_5">statement</text:span><text:span text:style-name="T17_6"><text:s/></text:span><text:span text:style-name="T17_7">in</text:span><text:span text:style-name="T17_8"><text:s/></text:span><text:span text:style-name="T17_9">the</text:span><text:span text:style-name="T17_10"><text:s/></text:span><text:span text:style-name="T17_11">Main</text:span><text:span text:style-name="T17_12"><text:s/></text:span><text:span text:style-name="T17_13">class</text:span><text:span text:style-name="T17_14"><text:s/></text:span><text:span text:style-name="T17_15">is</text:span><text:span text:style-name="T17_16"><text:s/></text:span><text:span text:style-name="T17_17">the</text:span><text:span text:style-name="T17_18"><text:s/></text:span><text:span text:style-name="T17_19">first</text:span><text:span text:style-name="T17_20"><text:s/></text:span><text:span text:style-name="T17_21">statement</text:span><text:span text:style-name="T17_22"><text:s/></text:span><text:span text:style-name="T17_23">to</text:span><text:span text:style-name="T17_24"><text:s/></text:span><text:span text:style-name="T17_25">be</text:span><text:span text:style-name="T17_26"><text:s/></text:span><text:span text:style-name="T17_27">executed</text:span></text:p>
              </text:list-item>
              <text:list-item>
                <text:p text:style-name="P18"><text:span text:style-name="T18_1">If</text:span><text:span text:style-name="T18_2"><text:s/></text:span><text:span text:style-name="T18_3">the</text:span><text:span text:style-name="T18_4"><text:s/></text:span><text:span text:style-name="T18_5">main</text:span><text:span text:style-name="T18_6"><text:s/></text:span><text:span text:style-name="T18_7">method</text:span><text:span text:style-name="T18_8"><text:s/></text:span><text:span text:style-name="T18_9">has</text:span><text:span text:style-name="T18_10"><text:s/></text:span><text:span text:style-name="T18_11">no</text:span><text:span text:style-name="T18_12"><text:s/></text:span><text:span text:style-name="T18_13">statement</text:span><text:span text:style-name="T18_14">,<text:s/></text:span><text:span text:style-name="T18_15">the</text:span><text:span text:style-name="T18_16"><text:s/></text:span><text:span text:style-name="T18_17">program</text:span><text:span text:style-name="T18_18"><text:s/></text:span><text:span text:style-name="T18_19">will</text:span><text:span text:style-name="T18_20"><text:s/></text:span><text:span text:style-name="T18_21">crash</text:span></text:p>
              </text:list-item>
              <text:list-item>
                <text:p text:style-name="P19"><text:span text:style-name="T19_1">If</text:span><text:span text:style-name="T19_2"><text:s/></text:span><text:span text:style-name="T19_3">the</text:span><text:span text:style-name="T19_4"><text:s/></text:span><text:span text:style-name="T19_5">main</text:span><text:span text:style-name="T19_6"><text:s/></text:span><text:span text:style-name="T19_7">method</text:span><text:span text:style-name="T19_8"><text:s/></text:span><text:span text:style-name="T19_9">has</text:span><text:span text:style-name="T19_10"><text:s/></text:span><text:span text:style-name="T19_11">no</text:span><text:span text:style-name="T19_12"><text:s/></text:span><text:span text:style-name="T19_13">block</text:span><text:span text:style-name="T19_14">,<text:s/></text:span><text:span text:style-name="T19_15">the</text:span><text:span text:style-name="T19_16"><text:s/></text:span><text:span text:style-name="T19_17">program</text:span><text:span text:style-name="T19_18"><text:s/></text:span><text:span text:style-name="T19_19">will</text:span><text:span text:style-name="T19_20"><text:s/></text:span><text:span text:style-name="T19_21">crash</text:span><text:span text:style-name="T19_22"><text:s/></text:span></text:p>
              </text:list-item>
            </text:list>
            <text:p text:style-name="P20"/>
            <text:p text:style-name="P21"><text:span text:style-name="T21_1">Type</text:span><text:span text:style-name="T21_2"><text:s/></text:span><text:span text:style-name="T21_3">in</text:span><text:span text:style-name="T21_4"><text:s/>1<text:s/></text:span><text:span text:style-name="T21_5">if</text:span><text:span text:style-name="T21_6"><text:s/></text:span><text:span text:style-name="T21_7">you</text:span><text:span text:style-name="T21_8"><text:s/></text:span><text:span text:style-name="T21_9">think</text:span><text:span text:style-name="T21_10"><text:s/>1<text:s/></text:span><text:span text:style-name="T21_11">is</text:span><text:span text:style-name="T21_12"><text:s/></text:span><text:span text:style-name="T21_13">the</text:span><text:span text:style-name="T21_14"><text:s/></text:span><text:span text:style-name="T21_15">correct</text:span><text:span text:style-name="T21_16"><text:s/></text:span><text:span text:style-name="T21_17">answer</text:span><text:span text:style-name="T21_18">.</text:span></text:p>
            <text:p text:style-name="P22"><text:span text:style-name="T22_1">Type</text:span><text:span text:style-name="T22_2"><text:s/></text:span><text:span text:style-name="T22_3">in</text:span><text:span text:style-name="T22_4"><text:s/>2<text:s/></text:span><text:span text:style-name="T22_5">if</text:span><text:span text:style-name="T22_6"><text:s/></text:span><text:span text:style-name="T22_7">you</text:span><text:span text:style-name="T22_8"><text:s/></text:span><text:span text:style-name="T22_9">think</text:span><text:span text:style-name="T22_10"><text:s/>2<text:s/></text:span><text:span text:style-name="T22_11">is</text:span><text:span text:style-name="T22_12"><text:s/></text:span><text:span text:style-name="T22_13">the</text:span><text:span text:style-name="T22_14"><text:s/></text:span><text:span text:style-name="T22_15">correct</text:span><text:span text:style-name="T22_16"><text:s/></text:span><text:span text:style-name="T22_17">answer</text:span><text:span text:style-name="T22_18">.</text:span></text:p>
            <text:p text:style-name="P23"><text:span text:style-name="T23_1">Type</text:span><text:span text:style-name="T23_2"><text:s/></text:span><text:span text:style-name="T23_3">in</text:span><text:span text:style-name="T23_4"><text:s/>3<text:s/></text:span><text:span text:style-name="T23_5">if</text:span><text:span text:style-name="T23_6"><text:s/></text:span><text:span text:style-name="T23_7">you</text:span><text:span text:style-name="T23_8"><text:s/></text:span><text:span text:style-name="T23_9">think</text:span><text:span text:style-name="T23_10"><text:s/>3<text:s/></text:span><text:span text:style-name="T23_11">is</text:span><text:span text:style-name="T23_12"><text:s/></text:span><text:span text:style-name="T23_13">the</text:span><text:span text:style-name="T23_14"><text:s/></text:span><text:span text:style-name="T23_15">correct</text:span><text:span text:style-name="T23_16"><text:s/></text:span><text:span text:style-name="T23_17">answer</text:span><text:span text:style-name="T23_18">.</text:span></text:p>
            <text:p text:style-name="P24"><text:span text:style-name="T24_1">Type</text:span><text:span text:style-name="T24_2"><text:s/></text:span><text:span text:style-name="T24_3">in</text:span><text:span text:style-name="T24_4"><text:s/>4<text:s/></text:span><text:span text:style-name="T24_5">if</text:span><text:span text:style-name="T24_6"><text:s/></text:span><text:span text:style-name="T24_7">you</text:span><text:span text:style-name="T24_8"><text:s/></text:span><text:span text:style-name="T24_9">think</text:span><text:span text:style-name="T24_10"><text:s/>4<text:s/></text:span><text:span text:style-name="T24_11">is</text:span><text:span text:style-name="T24_12"><text:s/></text:span><text:span text:style-name="T24_13">the</text:span><text:span text:style-name="T24_14"><text:s/></text:span><text:span text:style-name="T24_15">correct</text:span><text:span text:style-name="T24_16"><text:s/></text:span><text:span text:style-name="T24_17">answer</text:span><text:span text:style-name="T24_18">.</text:span></text:p>
            <text:p text:style-name="P25"/>
            <text:p text:style-name="P26"><text:span text:style-name="T26_1">Indicate</text:span><text:span text:style-name="T26_2"><text:s/></text:span><text:span text:style-name="T26_3">your</text:span><text:span text:style-name="T26_4"><text:s/></text:span><text:span text:style-name="T26_5">choice</text:span><text:span text:style-name="T26_6"><text:s/></text:span><text:span text:style-name="T26_7">in</text:span><text:span text:style-name="T26_8"><text:s/></text:span><text:span text:style-name="T26_9">the</text:span><text:span text:style-name="T26_10"><text:s/></text:span><text:span text:style-name="T26_11">Answer</text:span><text:span text:style-name="T26_12"><text:s/></text:span><text:span text:style-name="T26_13">Box</text:span><text:span text:style-name="T26_14"><text:s/></text:span><text:span text:style-name="T26_15">below</text:span><text:span text:style-name="T26_16">.</text:span></text:p>
          </table:table-cell>
        </table:table-row>
        <table:table-row table:style-name="Row4">
          <table:table-cell table:style-name="Cell4">
            <text:p text:style-name="P27"/>
            <text:p text:style-name="P28"><text:span text:style-name="T28_1">Answer</text:span></text:p>
          </table:table-cell>
        </table:table-row>
        <table:table-row table:style-name="Row5">
          <table:table-cell table:style-name="Cell5">
            <text:p text:style-name="P29"/>
          </table:table-cell>
        </table:table-row>
      </table:table>
      <text:p text:style-name="P30"/>
      <text:p text:style-name="P31"/>
      <table:table table:style-name="Table3">
        <table:table-column table:style-name="Column3"/>
        <table:table-row table:style-name="Row6">
          <table:table-cell table:style-name="Cell6">
            <text:p text:style-name="P32"><text:span text:style-name="T32_1">Question</text:span><text:span text:style-name="T32_2"><text:s/>2</text:span></text:p>
          </table:table-cell>
        </table:table-row>
        <table:table-row table:style-name="Row7">
          <table:table-cell table:style-name="Cell7">
            <text:p text:style-name="P33"><text:span text:style-name="T33_1">What</text:span><text:span text:style-name="T33_2"><text:s/></text:span><text:span text:style-name="T33_3">is</text:span><text:span text:style-name="T33_4"><text:s/></text:span><text:span text:style-name="T33_5">the</text:span><text:span text:style-name="T33_6"><text:s/></text:span><text:span text:style-name="T33_7">execution</text:span><text:span text:style-name="T33_8"><text:s/></text:span><text:span text:style-name="T33_9">flow</text:span><text:span text:style-name="T33_10"><text:s/></text:span><text:span text:style-name="T33_11">of</text:span><text:span text:style-name="T33_12"><text:s/></text:span><text:span text:style-name="T33_13">a</text:span><text:span text:style-name="T33_14"><text:s/></text:span><text:span text:style-name="T33_15">valid</text:span><text:span text:style-name="T33_16"><text:s/></text:span><text:span text:style-name="T33_17">Java</text:span><text:span text:style-name="T33_18"><text:s/></text:span><text:span text:style-name="T33_19">Program</text:span><text:span text:style-name="T33_20">?</text:span></text:p>
            <text:p text:style-name="P34"/>
            <text:list text:style-name="LS3" xml:id="list7">
              <text:list-item>
                <text:p text:style-name="P35"><text:span text:style-name="T35_1">The</text:span><text:span text:style-name="T35_2"><text:s/></text:span><text:span text:style-name="T35_3">JVM</text:span><text:span text:style-name="T35_4"><text:s/></text:span><text:span text:style-name="T35_5">starts</text:span><text:span text:style-name="T35_6"><text:s/></text:span><text:span text:style-name="T35_7">up</text:span><text:span text:style-name="T35_8">,<text:s/></text:span><text:span text:style-name="T35_9">executes</text:span><text:span text:style-name="T35_10"><text:s/></text:span><text:span text:style-name="T35_11">ALL</text:span><text:span text:style-name="T35_12"><text:s/></text:span><text:span text:style-name="T35_13">the</text:span><text:span text:style-name="T35_14"><text:s/></text:span><text:span text:style-name="T35_15">statements</text:span><text:span text:style-name="T35_16"><text:s/></text:span><text:span text:style-name="T35_17">in</text:span><text:span text:style-name="T35_18"><text:s/></text:span><text:span text:style-name="T35_19">the</text:span><text:span text:style-name="T35_20"><text:s/></text:span><text:span text:style-name="T35_21">main</text:span><text:span text:style-name="T35_22"><text:s/></text:span><text:span text:style-name="T35_23">method</text:span><text:span text:style-name="T35_24"><text:s/>(</text:span><text:span text:style-name="T35_25">which</text:span><text:span text:style-name="T35_26"><text:s/></text:span><text:span text:style-name="T35_27">could</text:span><text:span text:style-name="T35_28"><text:s/></text:span><text:span text:style-name="T35_29">invoke</text:span><text:span text:style-name="T35_30"><text:s/></text:span><text:span text:style-name="T35_31">other</text:span><text:span text:style-name="T35_32"><text:s/></text:span><text:span text:style-name="T35_33">methods</text:span><text:span text:style-name="T35_34">)<text:s/></text:span><text:span text:style-name="T35_35">and</text:span><text:span text:style-name="T35_36"><text:s/></text:span><text:span text:style-name="T35_37">then</text:span><text:span text:style-name="T35_38"><text:s/></text:span><text:span text:style-name="T35_39">shuts</text:span><text:span text:style-name="T35_40"><text:s/></text:span><text:span text:style-name="T35_41">down</text:span></text:p>
              </text:list-item>
              <text:list-item>
                <text:p text:style-name="P36"><text:span text:style-name="T36_1">The</text:span><text:span text:style-name="T36_2"><text:s/></text:span><text:span text:style-name="T36_3">JVM</text:span><text:span text:style-name="T36_4"><text:s/></text:span><text:span text:style-name="T36_5">starts</text:span><text:span text:style-name="T36_6"><text:s/></text:span><text:span text:style-name="T36_7">up</text:span><text:span text:style-name="T36_8">,<text:s/></text:span><text:span text:style-name="T36_9">executes</text:span><text:span text:style-name="T36_10"><text:s/></text:span><text:span text:style-name="T36_11">ALL</text:span><text:span text:style-name="T36_12"><text:s/></text:span><text:span text:style-name="T36_13">the</text:span><text:span text:style-name="T36_14"><text:s/></text:span><text:span text:style-name="T36_15">statements</text:span><text:span text:style-name="T36_16"><text:s/></text:span><text:span text:style-name="T36_17">in</text:span><text:span text:style-name="T36_18"><text:s/></text:span><text:span text:style-name="T36_19">the</text:span><text:span text:style-name="T36_20"><text:s/></text:span><text:span text:style-name="T36_21">main</text:span><text:span text:style-name="T36_22"><text:s/></text:span><text:span text:style-name="T36_23">method</text:span><text:span text:style-name="T36_24"><text:s/></text:span><text:span text:style-name="T36_25">and</text:span><text:span text:style-name="T36_26"><text:s/></text:span><text:span text:style-name="T36_27">then</text:span><text:span text:style-name="T36_28"><text:s/></text:span><text:span text:style-name="T36_29">hangs</text:span></text:p>
              </text:list-item>
              <text:list-item>
                <text:p text:style-name="P37"><text:span text:style-name="T37_1">The</text:span><text:span text:style-name="T37_2"><text:s/></text:span><text:span text:style-name="T37_3">JVM</text:span><text:span text:style-name="T37_4"><text:s/></text:span><text:span text:style-name="T37_5">starts</text:span><text:span text:style-name="T37_6"><text:s/></text:span><text:span text:style-name="T37_7">up</text:span><text:span text:style-name="T37_8">,<text:s/></text:span><text:span text:style-name="T37_9">executes</text:span><text:span text:style-name="T37_10"><text:s/></text:span><text:span text:style-name="T37_11">only</text:span><text:span text:style-name="T37_12"><text:s/></text:span><text:span text:style-name="T37_13">the</text:span><text:span text:style-name="T37_14"><text:s/></text:span><text:span text:style-name="T37_15">first</text:span><text:span text:style-name="T37_16"><text:s/></text:span><text:span text:style-name="T37_17">statement</text:span><text:span text:style-name="T37_18"><text:s/></text:span><text:span text:style-name="T37_19">in</text:span><text:span text:style-name="T37_20"><text:s/></text:span><text:span text:style-name="T37_21">the</text:span><text:span text:style-name="T37_22"><text:s/></text:span><text:span text:style-name="T37_23">main</text:span><text:span text:style-name="T37_24"><text:s/></text:span><text:span text:style-name="T37_25">method</text:span></text:p>
              </text:list-item>
              <text:list-item>
                <text:p text:style-name="P38"><text:span text:style-name="T38_1">The</text:span><text:span text:style-name="T38_2"><text:s/></text:span><text:span text:style-name="T38_3">JVM</text:span><text:span text:style-name="T38_4"><text:s/></text:span><text:span text:style-name="T38_5">starts</text:span><text:span text:style-name="T38_6"><text:s/></text:span><text:span text:style-name="T38_7">up</text:span><text:span text:style-name="T38_8">,<text:s/></text:span><text:span text:style-name="T38_9">executes</text:span><text:span text:style-name="T38_10"><text:s/></text:span><text:span text:style-name="T38_11">ALL</text:span><text:span text:style-name="T38_12"><text:s/></text:span><text:span text:style-name="T38_13">the</text:span><text:span text:style-name="T38_14"><text:s/></text:span><text:span text:style-name="T38_15">statements</text:span><text:span text:style-name="T38_16"><text:s/></text:span><text:span text:style-name="T38_17">in</text:span><text:span text:style-name="T38_18"><text:s/></text:span><text:span text:style-name="T38_19">ALL</text:span><text:span text:style-name="T38_20"><text:s/></text:span><text:span text:style-name="T38_21">the</text:span><text:span text:style-name="T38_22"><text:s/></text:span><text:span text:style-name="T38_23">methods</text:span><text:span text:style-name="T38_24"><text:s/></text:span><text:span text:style-name="T38_25">in</text:span><text:span text:style-name="T38_26"><text:s/></text:span><text:span text:style-name="T38_27">the</text:span><text:span text:style-name="T38_28"><text:s/></text:span><text:span text:style-name="T38_29">class</text:span><text:span text:style-name="T38_30"><text:s/></text:span><text:span text:style-name="T38_31">containing</text:span><text:span text:style-name="T38_32"><text:s/></text:span><text:span text:style-name="T38_33">the</text:span><text:span text:style-name="T38_34"><text:s/></text:span><text:span text:style-name="T38_35">main</text:span><text:span text:style-name="T38_36"><text:s/></text:span><text:span text:style-name="T38_37">method</text:span><text:span text:style-name="T38_38"><text:s/></text:span><text:span text:style-name="T38_39">and</text:span><text:span text:style-name="T38_40"><text:s/></text:span><text:span text:style-name="T38_41">then</text:span><text:span text:style-name="T38_42"><text:s/></text:span><text:span text:style-name="T38_43">shuts</text:span><text:span text:style-name="T38_44"><text:s/></text:span><text:span text:style-name="T38_45">down</text:span></text:p>
              </text:list-item>
            </text:list>
            <text:p text:style-name="P39"/>
            <text:p text:style-name="P40"><text:span text:style-name="T40_1">Type</text:span><text:span text:style-name="T40_2"><text:s/></text:span><text:span text:style-name="T40_3">in</text:span><text:span text:style-name="T40_4"><text:s/>1<text:s/></text:span><text:span text:style-name="T40_5">if</text:span><text:span text:style-name="T40_6"><text:s/></text:span><text:span text:style-name="T40_7">you</text:span><text:span text:style-name="T40_8"><text:s/></text:span><text:span text:style-name="T40_9">think</text:span><text:span text:style-name="T40_10"><text:s/>1<text:s/></text:span><text:span text:style-name="T40_11">is</text:span><text:span text:style-name="T40_12"><text:s/></text:span><text:span text:style-name="T40_13">the</text:span><text:span text:style-name="T40_14"><text:s/></text:span><text:span text:style-name="T40_15">correct</text:span><text:span text:style-name="T40_16"><text:s/></text:span><text:span text:style-name="T40_17">answer</text:span><text:span text:style-name="T40_18">.</text:span></text:p>
            <text:p text:style-name="P41"><text:span text:style-name="T41_1">Type</text:span><text:span text:style-name="T41_2"><text:s/></text:span><text:span text:style-name="T41_3">in</text:span><text:span text:style-name="T41_4"><text:s/>2<text:s/></text:span><text:span text:style-name="T41_5">if</text:span><text:span text:style-name="T41_6"><text:s/></text:span><text:span text:style-name="T41_7">you</text:span><text:span text:style-name="T41_8"><text:s/></text:span><text:span text:style-name="T41_9">think</text:span><text:span text:style-name="T41_10"><text:s/>2<text:s/></text:span><text:span text:style-name="T41_11">is</text:span><text:span text:style-name="T41_12"><text:s/></text:span><text:span text:style-name="T41_13">the</text:span><text:span text:style-name="T41_14"><text:s/></text:span><text:span text:style-name="T41_15">correct</text:span><text:span text:style-name="T41_16"><text:s/></text:span><text:span text:style-name="T41_17">answer</text:span><text:span text:style-name="T41_18">.</text:span></text:p>
            <text:p text:style-name="P42"><text:span text:style-name="T42_1">Type</text:span><text:span text:style-name="T42_2"><text:s/></text:span><text:span text:style-name="T42_3">in</text:span><text:span text:style-name="T42_4"><text:s/>3<text:s/></text:span><text:span text:style-name="T42_5">if</text:span><text:span text:style-name="T42_6"><text:s/></text:span><text:span text:style-name="T42_7">you</text:span><text:span text:style-name="T42_8"><text:s/></text:span><text:span text:style-name="T42_9">think</text:span><text:span text:style-name="T42_10"><text:s/>3<text:s/></text:span><text:span text:style-name="T42_11">is</text:span><text:span text:style-name="T42_12"><text:s/></text:span><text:span text:style-name="T42_13">the</text:span><text:span text:style-name="T42_14"><text:s/></text:span><text:span text:style-name="T42_15">correct</text:span><text:span text:style-name="T42_16"><text:s/></text:span><text:span text:style-name="T42_17">answer</text:span><text:span text:style-name="T42_18">.</text:span></text:p>
            <text:p text:style-name="P43"><text:span text:style-name="T43_1">Type</text:span><text:span text:style-name="T43_2"><text:s/></text:span><text:span text:style-name="T43_3">in</text:span><text:span text:style-name="T43_4"><text:s/>4<text:s/></text:span><text:span text:style-name="T43_5">if</text:span><text:span text:style-name="T43_6"><text:s/></text:span><text:span text:style-name="T43_7">you</text:span><text:span text:style-name="T43_8"><text:s/></text:span><text:span text:style-name="T43_9">think</text:span><text:span text:style-name="T43_10"><text:s/>4<text:s/></text:span><text:span text:style-name="T43_11">is</text:span><text:span text:style-name="T43_12"><text:s/></text:span><text:span text:style-name="T43_13">the</text:span><text:span text:style-name="T43_14"><text:s/></text:span><text:span text:style-name="T43_15">correct</text:span><text:span text:style-name="T43_16"><text:s/></text:span><text:span text:style-name="T43_17">answer</text:span><text:span text:style-name="T43_18">.</text:span></text:p>
            <text:p text:style-name="P44"/>
            <text:p text:style-name="P45"><text:span text:style-name="T45_1">Indicate</text:span><text:span text:style-name="T45_2"><text:s/></text:span><text:span text:style-name="T45_3">your</text:span><text:span text:style-name="T45_4"><text:s/></text:span><text:span text:style-name="T45_5">choice</text:span><text:span text:style-name="T45_6"><text:s/></text:span><text:span text:style-name="T45_7">in</text:span><text:span text:style-name="T45_8"><text:s/></text:span><text:span text:style-name="T45_9">the</text:span><text:span text:style-name="T45_10"><text:s/></text:span><text:span text:style-name="T45_11">Answer</text:span><text:span text:style-name="T45_12"><text:s/></text:span><text:span text:style-name="T45_13">Box</text:span><text:span text:style-name="T45_14"><text:s/></text:span><text:span text:style-name="T45_15">below</text:span><text:span text:style-name="T45_16">.</text:span></text:p>
          </table:table-cell>
        </table:table-row>
        <table:table-row table:style-name="Row8">
          <table:table-cell table:style-name="Cell8">
            <text:p text:style-name="P46"/>
            <text:p text:style-name="P47"><text:span text:style-name="T47_1">Answer</text:span></text:p>
          </table:table-cell>
        </table:table-row>
        <table:table-row table:style-name="Row9">
          <table:table-cell table:style-name="Cell9">
            <text:p text:style-name="P48"/>
          </table:table-cell>
        </table:table-row>
      </table:table>
      <text:p text:style-name="P49"/>
      <text:p text:style-name="P50"/>
      <table:table table:style-name="Table4">
        <table:table-column table:style-name="Column4"/>
        <table:table-row table:style-name="Row10">
          <table:table-cell table:style-name="Cell10">
            <text:p text:style-name="P51"><text:span text:style-name="T51_1">Question</text:span><text:span text:style-name="T51_2"><text:s/>3</text:span></text:p>
          </table:table-cell>
        </table:table-row>
        <table:table-row table:style-name="Row11">
          <table:table-cell table:style-name="Cell11">
            <text:p text:style-name="P52"><text:span text:style-name="T52_1">What</text:span><text:span text:style-name="T52_2"><text:s/></text:span><text:span text:style-name="T52_3">will</text:span><text:span text:style-name="T52_4"><text:s/></text:span><text:span text:style-name="T52_5">happen</text:span><text:span text:style-name="T52_6"><text:s/></text:span><text:span text:style-name="T52_7">when</text:span><text:span text:style-name="T52_8"><text:s/></text:span><text:span text:style-name="T52_9">this</text:span><text:span text:style-name="T52_10"><text:s/></text:span><text:span text:style-name="T52_11">program</text:span><text:span text:style-name="T52_12"><text:s/></text:span><text:span text:style-name="T52_13">is</text:span><text:span text:style-name="T52_14"><text:s/></text:span><text:span text:style-name="T52_15">run</text:span><text:span text:style-name="T52_16">?</text:span></text:p>
            <text:p text:style-name="P53"/>
            <table:table table:style-name="Table5">
              <table:table-column table:style-name="Column5"/>
              <table:table-column table:style-name="Column6"/>
              <table:table-row table:style-name="Row12">
                <table:table-cell table:style-name="Cell12">
                  <text:p text:style-name="P54"/>
                </table:table-cell>
                <table:table-cell table:style-name="Cell13">
                  <text:p text:style-name="P55"><text:span text:style-name="T55_1">public</text:span><text:span text:style-name="T55_2"><text:s/></text:span><text:span text:style-name="T55_3">class</text:span><text:span text:style-name="T55_4"><text:s/></text:span><text:span text:style-name="T55_5">Main</text:span><text:span text:style-name="T55_6"><text:s/>{</text:span></text:p>
                  <text:p text:style-name="P56"><text:span text:style-name="T56_1"><text:s text:c="6"/></text:span><text:span text:style-name="T56_2">public</text:span><text:span text:style-name="T56_3"><text:s/></text:span><text:span text:style-name="T56_4">static</text:span><text:span text:style-name="T56_5"><text:s/></text:span><text:span text:style-name="T56_6">void</text:span><text:span text:style-name="T56_7"><text:s/></text:span><text:span text:style-name="T56_8">main</text:span><text:span text:style-name="T56_9">(</text:span><text:span text:style-name="T56_10">String</text:span><text:span text:style-name="T56_11">[]<text:s/></text:span><text:span text:style-name="T56_12">args</text:span><text:span text:style-name="T56_13">)<text:s/>{</text:span></text:p>
                  <text:p text:style-name="P57"><text:span text:style-name="T57_1"><text:s text:c="9"/></text:span><text:span text:style-name="T57_2">method</text:span><text:span text:style-name="T57_3">1();</text:span></text:p>
                  <text:p text:style-name="P58"><text:span text:style-name="T58_1"><text:s text:c="5"/>}</text:span></text:p>
                  <text:p text:style-name="P59"/>
                  <text:p text:style-name="P60"><text:span text:style-name="T60_1"><text:s text:c="5"/></text:span><text:span text:style-name="T60_2">public</text:span><text:span text:style-name="T60_3"><text:s/></text:span><text:span text:style-name="T60_4">static</text:span><text:span text:style-name="T60_5"><text:s/></text:span><text:span text:style-name="T60_6">void</text:span><text:span text:style-name="T60_7"><text:s/></text:span><text:span text:style-name="T60_8">method</text:span><text:span text:style-name="T60_9">1()<text:s/>{</text:span></text:p>
                  <text:p text:style-name="P61"><text:span text:style-name="T61_1"><text:s text:c="10"/></text:span><text:span text:style-name="T61_2">main</text:span><text:span text:style-name="T61_3">();</text:span></text:p>
                  <text:p text:style-name="P62"><text:span text:style-name="T62_1"><text:s text:c="5"/>}</text:span></text:p>
                  <text:p text:style-name="P63"><text:span text:style-name="T63_1">}</text:span></text:p>
                </table:table-cell>
              </table:table-row>
            </table:table>
            <text:p text:style-name="P64"/>
            <text:p text:style-name="P65"/>
            <text:p text:style-name="P66"><text:span text:style-name="T66_1">Which</text:span><text:span text:style-name="T66_2"><text:s/></text:span><text:span text:style-name="T66_3">of</text:span><text:span text:style-name="T66_4"><text:s/></text:span><text:span text:style-name="T66_5">the</text:span><text:span text:style-name="T66_6"><text:s/></text:span><text:span text:style-name="T66_7">following</text:span><text:span text:style-name="T66_8"><text:s/></text:span><text:span text:style-name="T66_9">is</text:span><text:span text:style-name="T66_10"><text:s/></text:span><text:span text:style-name="T66_11">true</text:span><text:span text:style-name="T66_12"><text:s/></text:span><text:span text:style-name="T66_13">of</text:span><text:span text:style-name="T66_14"><text:s/></text:span><text:span text:style-name="T66_15">a</text:span><text:span text:style-name="T66_16"><text:s/></text:span><text:span text:style-name="T66_17">keyword</text:span><text:span text:style-name="T66_18">?</text:span></text:p>
            <text:p text:style-name="P67"/>
            <text:list text:style-name="LS4" xml:id="list11">
              <text:list-item>
                <text:p text:style-name="P68"><text:span text:style-name="T68_1">The</text:span><text:span text:style-name="T68_2"><text:s/></text:span><text:span text:style-name="T68_3">program</text:span><text:span text:style-name="T68_4"><text:s/></text:span><text:span text:style-name="T68_5">will</text:span><text:span text:style-name="T68_6"><text:s/></text:span><text:span text:style-name="T68_7">not</text:span><text:span text:style-name="T68_8"><text:s/></text:span><text:span text:style-name="T68_9">even</text:span><text:span text:style-name="T68_10"><text:s/></text:span><text:span text:style-name="T68_11">compile</text:span></text:p>
              </text:list-item>
              <text:list-item>
                <text:p text:style-name="P69"><text:span text:style-name="T69_1">The</text:span><text:span text:style-name="T69_2"><text:s/></text:span><text:span text:style-name="T69_3">program</text:span><text:span text:style-name="T69_4"><text:s/></text:span><text:span text:style-name="T69_5">will</text:span><text:span text:style-name="T69_6"><text:s/></text:span><text:span text:style-name="T69_7">compile</text:span><text:span text:style-name="T69_8"><text:s/></text:span><text:span text:style-name="T69_9">but</text:span><text:span text:style-name="T69_10"><text:s/></text:span><text:span text:style-name="T69_11">will</text:span><text:span text:style-name="T69_12"><text:s/></text:span><text:span text:style-name="T69_13">not</text:span><text:span text:style-name="T69_14"><text:s/></text:span><text:span text:style-name="T69_15">start</text:span></text:p>
              </text:list-item>
              <text:list-item>
                <text:p text:style-name="P70"><text:span text:style-name="T70_1">The</text:span><text:span text:style-name="T70_2"><text:s/></text:span><text:span text:style-name="T70_3">program</text:span><text:span text:style-name="T70_4"><text:s/></text:span><text:span text:style-name="T70_5">will</text:span><text:span text:style-name="T70_6"><text:s/></text:span><text:span text:style-name="T70_7">compile</text:span><text:span text:style-name="T70_8"><text:s/></text:span><text:span text:style-name="T70_9">and</text:span><text:span text:style-name="T70_10"><text:s/></text:span><text:span text:style-name="T70_11">start</text:span><text:span text:style-name="T70_12"><text:s/></text:span><text:span text:style-name="T70_13">but</text:span><text:span text:style-name="T70_14"><text:s/></text:span><text:span text:style-name="T70_15">will</text:span><text:span text:style-name="T70_16"><text:s/></text:span><text:span text:style-name="T70_17">shutdown</text:span><text:span text:style-name="T70_18"><text:s/></text:span><text:span text:style-name="T70_19">with</text:span><text:span text:style-name="T70_20"><text:s/></text:span><text:span text:style-name="T70_21">an</text:span><text:span text:style-name="T70_22"><text:s/></text:span><text:span text:style-name="T70_23">error</text:span></text:p>
              </text:list-item>
              <text:list-item>
                <text:p text:style-name="P71"><text:span text:style-name="T71_1">The</text:span><text:span text:style-name="T71_2"><text:s/></text:span><text:span text:style-name="T71_3">program</text:span><text:span text:style-name="T71_4"><text:s/></text:span><text:span text:style-name="T71_5">will</text:span><text:span text:style-name="T71_6"><text:s/></text:span><text:span text:style-name="T71_7">compile</text:span><text:span text:style-name="T71_8"><text:s/></text:span><text:span text:style-name="T71_9">and</text:span><text:span text:style-name="T71_10"><text:s/></text:span><text:span text:style-name="T71_11">start</text:span><text:span text:style-name="T71_12"><text:s/></text:span><text:span text:style-name="T71_13">and</text:span><text:span text:style-name="T71_14"><text:s/></text:span><text:span text:style-name="T71_15">will</text:span><text:span text:style-name="T71_16"><text:s/></text:span><text:span text:style-name="T71_17">shutdwon</text:span><text:span text:style-name="T71_18"><text:s/></text:span><text:span text:style-name="T71_19">without</text:span><text:span text:style-name="T71_20"><text:s/></text:span><text:span text:style-name="T71_21">errors</text:span></text:p>
              </text:list-item>
            </text:list>
            <text:p text:style-name="P72"/>
            <text:p text:style-name="P73"><text:span text:style-name="T73_1">Type</text:span><text:span text:style-name="T73_2"><text:s/></text:span><text:span text:style-name="T73_3">in</text:span><text:span text:style-name="T73_4"><text:s/>1<text:s/></text:span><text:span text:style-name="T73_5">if</text:span><text:span text:style-name="T73_6"><text:s/></text:span><text:span text:style-name="T73_7">you</text:span><text:span text:style-name="T73_8"><text:s/></text:span><text:span text:style-name="T73_9">think</text:span><text:span text:style-name="T73_10"><text:s/>1<text:s/></text:span><text:span text:style-name="T73_11">is</text:span><text:span text:style-name="T73_12"><text:s/></text:span><text:span text:style-name="T73_13">the</text:span><text:span text:style-name="T73_14"><text:s/></text:span><text:span text:style-name="T73_15">correct</text:span><text:span text:style-name="T73_16"><text:s/></text:span><text:span text:style-name="T73_17">answer</text:span><text:span text:style-name="T73_18">.</text:span></text:p>
            <text:p text:style-name="P74"><text:span text:style-name="T74_1">Type</text:span><text:span text:style-name="T74_2"><text:s/></text:span><text:span text:style-name="T74_3">in</text:span><text:span text:style-name="T74_4"><text:s/>2<text:s/></text:span><text:span text:style-name="T74_5">if</text:span><text:span text:style-name="T74_6"><text:s/></text:span><text:span text:style-name="T74_7">you</text:span><text:span text:style-name="T74_8"><text:s/></text:span><text:span text:style-name="T74_9">think</text:span><text:span text:style-name="T74_10"><text:s/>2<text:s/></text:span><text:span text:style-name="T74_11">is</text:span><text:span text:style-name="T74_12"><text:s/></text:span><text:span text:style-name="T74_13">the</text:span><text:span text:style-name="T74_14"><text:s/></text:span><text:span text:style-name="T74_15">correct</text:span><text:span text:style-name="T74_16"><text:s/></text:span><text:span text:style-name="T74_17">answer</text:span><text:span text:style-name="T74_18">.</text:span></text:p>
            <text:p text:style-name="P75"><text:span text:style-name="T75_1">Type</text:span><text:span text:style-name="T75_2"><text:s/></text:span><text:span text:style-name="T75_3">in</text:span><text:span text:style-name="T75_4"><text:s/>3<text:s/></text:span><text:span text:style-name="T75_5">if</text:span><text:span text:style-name="T75_6"><text:s/></text:span><text:span text:style-name="T75_7">you</text:span><text:span text:style-name="T75_8"><text:s/></text:span><text:span text:style-name="T75_9">think</text:span><text:span text:style-name="T75_10"><text:s/>3<text:s/></text:span><text:span text:style-name="T75_11">is</text:span><text:span text:style-name="T75_12"><text:s/></text:span><text:span text:style-name="T75_13">the</text:span><text:span text:style-name="T75_14"><text:s/></text:span><text:span text:style-name="T75_15">correct</text:span><text:span text:style-name="T75_16"><text:s/></text:span><text:span text:style-name="T75_17">answer</text:span><text:span text:style-name="T75_18">.</text:span></text:p>
            <text:p text:style-name="P76"><text:span text:style-name="T76_1">Type</text:span><text:span text:style-name="T76_2"><text:s/></text:span><text:span text:style-name="T76_3">in</text:span><text:span text:style-name="T76_4"><text:s/>4<text:s/></text:span><text:span text:style-name="T76_5">if</text:span><text:span text:style-name="T76_6"><text:s/></text:span><text:span text:style-name="T76_7">you</text:span><text:span text:style-name="T76_8"><text:s/></text:span><text:span text:style-name="T76_9">think</text:span><text:span text:style-name="T76_10"><text:s/>4<text:s/></text:span><text:span text:style-name="T76_11">is</text:span><text:span text:style-name="T76_12"><text:s/></text:span><text:span text:style-name="T76_13">the</text:span><text:span text:style-name="T76_14"><text:s/></text:span><text:span text:style-name="T76_15">correct</text:span><text:span text:style-name="T76_16"><text:s/></text:span><text:span text:style-name="T76_17">answer</text:span><text:span text:style-name="T76_18">.</text:span></text:p>
            <text:p text:style-name="P77"/>
            <text:p text:style-name="P78"><text:span text:style-name="T78_1">Indicate</text:span><text:span text:style-name="T78_2"><text:s/></text:span><text:span text:style-name="T78_3">your</text:span><text:span text:style-name="T78_4"><text:s/></text:span><text:span text:style-name="T78_5">choice</text:span><text:span text:style-name="T78_6"><text:s/></text:span><text:span text:style-name="T78_7">in</text:span><text:span text:style-name="T78_8"><text:s/></text:span><text:span text:style-name="T78_9">the</text:span><text:span text:style-name="T78_10"><text:s/></text:span><text:span text:style-name="T78_11">Answer</text:span><text:span text:style-name="T78_12"><text:s/></text:span><text:span text:style-name="T78_13">Box</text:span><text:span text:style-name="T78_14"><text:s/></text:span><text:span text:style-name="T78_15">below</text:span><text:span text:style-name="T78_16">.</text:span></text:p>
          </table:table-cell>
        </table:table-row>
        <table:table-row table:style-name="Row13">
          <table:table-cell table:style-name="Cell14">
            <text:p text:style-name="P79"/>
            <text:p text:style-name="P80"><text:span text:style-name="T80_1">Answer</text:span></text:p>
          </table:table-cell>
        </table:table-row>
        <table:table-row table:style-name="Row14">
          <table:table-cell table:style-name="Cell15">
            <text:p text:style-name="P81"/>
          </table:table-cell>
        </table:table-row>
      </table:table>
      <text:p text:style-name="P82"/>
      <text:p text:style-name="P83"/>
      <table:table table:style-name="Table6">
        <table:table-column table:style-name="Column7"/>
        <table:table-row table:style-name="Row15">
          <table:table-cell table:style-name="Cell16">
            <text:p text:style-name="P84"><text:span text:style-name="T84_1">Question</text:span><text:span text:style-name="T84_2"><text:s/>4</text:span></text:p>
          </table:table-cell>
        </table:table-row>
        <table:table-row table:style-name="Row16">
          <table:table-cell table:style-name="Cell17">
            <text:p text:style-name="P85"><text:span text:style-name="T85_1">What</text:span><text:span text:style-name="T85_2"><text:s/></text:span><text:span text:style-name="T85_3">is</text:span><text:span text:style-name="T85_4"><text:s/></text:span><text:span text:style-name="T85_5">the</text:span><text:span text:style-name="T85_6"><text:s/></text:span><text:span text:style-name="T85_7">sequence</text:span><text:span text:style-name="T85_8"><text:s/></text:span><text:span text:style-name="T85_9">of</text:span><text:span text:style-name="T85_10"><text:s/></text:span><text:span text:style-name="T85_11">execution</text:span><text:span text:style-name="T85_12"><text:s/></text:span><text:span text:style-name="T85_13">flow</text:span><text:span text:style-name="T85_14"><text:s/></text:span><text:span text:style-name="T85_15">in</text:span><text:span text:style-name="T85_16"><text:s/></text:span><text:span text:style-name="T85_17">the</text:span><text:span text:style-name="T85_18"><text:s/></text:span><text:span text:style-name="T85_19">program</text:span><text:span text:style-name="T85_20"><text:s/></text:span><text:span text:style-name="T85_21">below</text:span><text:span text:style-name="T85_22">?<text:s/></text:span><text:span text:style-name="T85_23">All</text:span><text:span text:style-name="T85_24"><text:s/></text:span><text:span text:style-name="T85_25">classes</text:span><text:span text:style-name="T85_26"><text:s/></text:span><text:span text:style-name="T85_27">belong</text:span><text:span text:style-name="T85_28"><text:s/></text:span><text:span text:style-name="T85_29">to</text:span><text:span text:style-name="T85_30"><text:s/></text:span><text:span text:style-name="T85_31">the</text:span><text:span text:style-name="T85_32"><text:s/></text:span><text:span text:style-name="T85_33">same</text:span><text:span text:style-name="T85_34"><text:s/></text:span><text:span text:style-name="T85_35">project</text:span><text:span text:style-name="T85_36">.</text:span></text:p>
            <text:p text:style-name="P86"/>
            <text:p text:style-name="P87"/>
            <table:table table:style-name="Table7">
              <table:table-column table:style-name="Column8"/>
              <table:table-column table:style-name="Column9"/>
              <table:table-column table:style-name="Column10"/>
              <table:table-column table:style-name="Column11"/>
              <table:table-row table:style-name="Row17">
                <table:table-cell table:style-name="Cell18">
                  <text:p text:style-name="P88"><text:span text:style-name="T88_1">1</text:span></text:p>
                  <text:p text:style-name="P89"><text:span text:style-name="T89_1">2</text:span></text:p>
                  <text:p text:style-name="P90"><text:span text:style-name="T90_1">3</text:span></text:p>
                  <text:p text:style-name="P91"><text:span text:style-name="T91_1">4</text:span></text:p>
                  <text:p text:style-name="P92"><text:span text:style-name="T92_1">5</text:span></text:p>
                  <text:p text:style-name="P93"><text:span text:style-name="T93_1">6</text:span></text:p>
                  <text:p text:style-name="P94"><text:span text:style-name="T94_1">7</text:span></text:p>
                  <text:p text:style-name="P95"><text:span text:style-name="T95_1">8</text:span></text:p>
                  <text:p text:style-name="P96"><text:span text:style-name="T96_1">9</text:span></text:p>
                  <text:p text:style-name="P97"><text:span text:style-name="T97_1">10</text:span></text:p>
                </table:table-cell>
                <table:table-cell table:style-name="Cell19">
                  <text:p text:style-name="P98"><text:span text:style-name="T98_1">public</text:span><text:span text:style-name="T98_2"><text:s/></text:span><text:span text:style-name="T98_3">class</text:span><text:span text:style-name="T98_4"><text:s/></text:span><text:span text:style-name="T98_5">Main</text:span><text:span text:style-name="T98_6"><text:s/>{</text:span></text:p>
                  <text:p text:style-name="P99"><text:span text:style-name="T99_1"><text:s text:c="4"/></text:span><text:span text:style-name="T99_2">public</text:span><text:span text:style-name="T99_3"><text:s/></text:span><text:span text:style-name="T99_4">static</text:span><text:span text:style-name="T99_5"><text:s/></text:span><text:span text:style-name="T99_6">void</text:span><text:span text:style-name="T99_7"><text:s/></text:span><text:span text:style-name="T99_8">main</text:span><text:span text:style-name="T99_9">(</text:span><text:span text:style-name="T99_10">String</text:span><text:span text:style-name="T99_11">[]<text:s/></text:span><text:span text:style-name="T99_12">args</text:span><text:span text:style-name="T99_13">)<text:s/>{</text:span></text:p>
                  <text:p text:style-name="P100"><text:span text:style-name="T100_1"><text:s text:c="8"/></text:span><text:span text:style-name="T100_2">Race</text:span><text:span text:style-name="T100_3"><text:s/></text:span><text:span text:style-name="T100_4">race</text:span><text:span text:style-name="T100_5"><text:s/>=<text:s/></text:span><text:span text:style-name="T100_6">new</text:span><text:span text:style-name="T100_7"><text:s/></text:span><text:span text:style-name="T100_8">Race</text:span><text:span text:style-name="T100_9">("</text:span><text:span text:style-name="T100_10">Race</text:span><text:span text:style-name="T100_11">#1");</text:span></text:p>
                  <text:p text:style-name="P101"><text:span text:style-name="T101_1"><text:s text:c="8"/></text:span><text:span text:style-name="T101_2">race</text:span><text:span text:style-name="T101_3">.</text:span><text:span text:style-name="T101_4">race</text:span><text:span text:style-name="T101_5">();</text:span></text:p>
                  <text:p text:style-name="P102"><text:span text:style-name="T102_1"><text:s text:c="8"/></text:span><text:span text:style-name="T102_2">System</text:span><text:span text:style-name="T102_3">.</text:span><text:span text:style-name="T102_4">out</text:span><text:span text:style-name="T102_5">.</text:span><text:span text:style-name="T102_6">println</text:span><text:span text:style-name="T102_7">("</text:span><text:span text:style-name="T102_8">Race</text:span><text:span text:style-name="T102_9"><text:s/></text:span><text:span text:style-name="T102_10">ended</text:span><text:span text:style-name="T102_11">");</text:span></text:p>
                  <text:p text:style-name="P103"><text:span text:style-name="T103_1"><text:s text:c="4"/>}</text:span></text:p>
                  <text:p text:style-name="P104"><text:span text:style-name="T104_1">}</text:span></text:p>
                </table:table-cell>
                <table:table-cell table:style-name="Cell20">
                  <text:p text:style-name="P105"><text:span text:style-name="T105_1">1</text:span></text:p>
                  <text:p text:style-name="P106"><text:span text:style-name="T106_1">2</text:span></text:p>
                  <text:p text:style-name="P107"><text:span text:style-name="T107_1">3</text:span></text:p>
                  <text:p text:style-name="P108"><text:span text:style-name="T108_1">4</text:span></text:p>
                  <text:p text:style-name="P109"><text:span text:style-name="T109_1">5</text:span></text:p>
                  <text:p text:style-name="P110"><text:span text:style-name="T110_1">6</text:span></text:p>
                  <text:p text:style-name="P111"><text:span text:style-name="T111_1">7</text:span></text:p>
                  <text:p text:style-name="P112"><text:span text:style-name="T112_1">8</text:span></text:p>
                  <text:p text:style-name="P113"><text:span text:style-name="T113_1">9</text:span></text:p>
                  <text:p text:style-name="P114"><text:span text:style-name="T114_1">10</text:span></text:p>
                </table:table-cell>
                <table:table-cell table:style-name="Cell21">
                  <text:p text:style-name="P115"><text:span text:style-name="T115_1">public</text:span><text:span text:style-name="T115_2"><text:s/></text:span><text:span text:style-name="T115_3">Race</text:span><text:span text:style-name="T115_4"><text:s/>{</text:span></text:p>
                  <text:p text:style-name="P116"><text:span text:style-name="T116_1"><text:s text:c="4"/></text:span><text:span text:style-name="T116_2">private</text:span><text:span text:style-name="T116_3"><text:s/></text:span><text:span text:style-name="T116_4">String</text:span><text:span text:style-name="T116_5"><text:s/></text:span><text:span text:style-name="T116_6">name</text:span><text:span text:style-name="T116_7">;</text:span></text:p>
                  <text:p text:style-name="P117"><text:span text:style-name="T117_1"><text:s text:c="4"/></text:span><text:span text:style-name="T117_2">public</text:span><text:span text:style-name="T117_3"><text:s/></text:span><text:span text:style-name="T117_4">Race</text:span><text:span text:style-name="T117_5">(</text:span><text:span text:style-name="T117_6">String</text:span><text:span text:style-name="T117_7"><text:s/></text:span><text:span text:style-name="T117_8">name</text:span><text:span text:style-name="T117_9">)<text:s/>{</text:span></text:p>
                  <text:p text:style-name="P118"><text:span text:style-name="T118_1"><text:s text:c="8"/></text:span><text:span text:style-name="T118_2">this</text:span><text:span text:style-name="T118_3">.</text:span><text:span text:style-name="T118_4">name</text:span><text:span text:style-name="T118_5"><text:s/>=<text:s/></text:span><text:span text:style-name="T118_6">name</text:span><text:span text:style-name="T118_7">;</text:span></text:p>
                  <text:p text:style-name="P119"><text:span text:style-name="T119_1"><text:s text:c="4"/>}</text:span></text:p>
                  <text:p text:style-name="P120"><text:span text:style-name="T120_1"><text:s text:c="4"/></text:span><text:span text:style-name="T120_2">public</text:span><text:span text:style-name="T120_3"><text:s/></text:span><text:span text:style-name="T120_4">void</text:span><text:span text:style-name="T120_5"><text:s/></text:span><text:span text:style-name="T120_6">race</text:span><text:span text:style-name="T120_7">()<text:s/>{</text:span></text:p>
                  <text:p text:style-name="P121"><text:span text:style-name="T121_1"><text:s text:c="8"/></text:span><text:span text:style-name="T121_2">Car</text:span><text:span text:style-name="T121_3"><text:s/></text:span><text:span text:style-name="T121_4">car</text:span><text:span text:style-name="T121_5">1<text:s/>=<text:s/></text:span><text:span text:style-name="T121_6">new</text:span><text:span text:style-name="T121_7"><text:s/></text:span><text:span text:style-name="T121_8">Car</text:span><text:span text:style-name="T121_9">("</text:span><text:span text:style-name="T121_10">Car</text:span><text:span text:style-name="T121_11">1");</text:span></text:p>
                  <text:p text:style-name="P122"><text:span text:style-name="T122_1"><text:s text:c="8"/></text:span><text:span text:style-name="T122_2">Car</text:span><text:span text:style-name="T122_3"><text:s/></text:span><text:span text:style-name="T122_4">car</text:span><text:span text:style-name="T122_5">2<text:s/>=<text:s/></text:span><text:span text:style-name="T122_6">new</text:span><text:span text:style-name="T122_7"><text:s/></text:span><text:span text:style-name="T122_8">Car</text:span><text:span text:style-name="T122_9">("</text:span><text:span text:style-name="T122_10">Car</text:span><text:span text:style-name="T122_11">2");</text:span></text:p>
                  <text:p text:style-name="P123"><text:span text:style-name="T123_1"><text:s text:c="4"/>}</text:span></text:p>
                  <text:p text:style-name="P124"><text:span text:style-name="T124_1">}</text:span></text:p>
                </table:table-cell>
              </table:table-row>
              <table:table-row table:style-name="Row18">
                <table:table-cell table:style-name="Cell22">
                  <text:p text:style-name="P125"><text:span text:style-name="T125_1">1</text:span></text:p>
                  <text:p text:style-name="P126"><text:span text:style-name="T126_1">2</text:span></text:p>
                  <text:p text:style-name="P127"><text:span text:style-name="T127_1">3</text:span></text:p>
                  <text:p text:style-name="P128"><text:span text:style-name="T128_1">4</text:span></text:p>
                  <text:p text:style-name="P129"><text:span text:style-name="T129_1">5</text:span></text:p>
                  <text:p text:style-name="P130"><text:span text:style-name="T130_1">6</text:span></text:p>
                </table:table-cell>
                <table:table-cell table:style-name="Cell23">
                  <text:p text:style-name="P131"><text:span text:style-name="T131_1">public</text:span><text:span text:style-name="T131_2"><text:s/></text:span><text:span text:style-name="T131_3">class</text:span><text:span text:style-name="T131_4"><text:s/></text:span><text:span text:style-name="T131_5">Car</text:span><text:span text:style-name="T131_6"><text:s/>{</text:span></text:p>
                  <text:p text:style-name="P132"><text:span text:style-name="T132_1"><text:s text:c="6"/></text:span><text:span text:style-name="T132_2">private</text:span><text:span text:style-name="T132_3"><text:s/></text:span><text:span text:style-name="T132_4">String</text:span><text:span text:style-name="T132_5"><text:s/></text:span><text:span text:style-name="T132_6">name</text:span><text:span text:style-name="T132_7">;<text:s/></text:span></text:p>
                  <text:p text:style-name="P133"><text:span text:style-name="T133_1"><text:s text:c="6"/></text:span><text:span text:style-name="T133_2">public</text:span><text:span text:style-name="T133_3"><text:s/></text:span><text:span text:style-name="T133_4">Car</text:span><text:span text:style-name="T133_5">(</text:span><text:span text:style-name="T133_6">String</text:span><text:span text:style-name="T133_7"><text:s/></text:span><text:span text:style-name="T133_8">name</text:span><text:span text:style-name="T133_9">)<text:s/>{</text:span></text:p>
                  <text:p text:style-name="P134"><text:span text:style-name="T134_1"><text:s text:c="11"/></text:span><text:span text:style-name="T134_2">this</text:span><text:span text:style-name="T134_3">.</text:span><text:span text:style-name="T134_4">name</text:span><text:span text:style-name="T134_5"><text:s/>=<text:s/></text:span><text:span text:style-name="T134_6">name</text:span><text:span text:style-name="T134_7">;</text:span></text:p>
                  <text:p text:style-name="P135"><text:span text:style-name="T135_1"><text:s text:c="6"/>}</text:span></text:p>
                  <text:p text:style-name="P136"><text:span text:style-name="T136_1">}</text:span></text:p>
                </table:table-cell>
                <table:table-cell table:style-name="Cell24">
                  <text:p text:style-name="P137"/>
                </table:table-cell>
                <table:table-cell table:style-name="Cell25">
                  <text:p text:style-name="P138"/>
                </table:table-cell>
              </table:table-row>
            </table:table>
            <text:p text:style-name="P139"/>
            <text:p text:style-name="P140"/>
            <text:list text:style-name="LS5" xml:id="list15">
              <text:list-item>
                <text:p text:style-name="P141"><text:span text:style-name="T141_1">Main</text:span><text:span text:style-name="T141_2">(#3)-&gt;</text:span><text:span text:style-name="T141_3">Race</text:span><text:span text:style-name="T141_4">(#4)-&gt;</text:span><text:span text:style-name="T141_5">Main</text:span><text:span text:style-name="T141_6">(#4)-&gt;</text:span><text:span text:style-name="T141_7">Race</text:span><text:span text:style-name="T141_8">(#7)-&gt;</text:span><text:span text:style-name="T141_9">Car</text:span><text:span text:style-name="T141_10">(#4)-&gt;</text:span><text:span text:style-name="T141_11">Race</text:span><text:span text:style-name="T141_12">(#8)-&gt;</text:span><text:span text:style-name="T141_13">Main</text:span><text:span text:style-name="T141_14">(#5)</text:span></text:p>
              </text:list-item>
              <text:list-item>
                <text:p text:style-name="P142"><text:span text:style-name="T142_1">Main</text:span><text:span text:style-name="T142_2">(#3)-&gt;</text:span><text:span text:style-name="T142_3">Main</text:span><text:span text:style-name="T142_4">(#4)-&gt;</text:span><text:span text:style-name="T142_5">Main</text:span><text:span text:style-name="T142_6">(#5)</text:span></text:p>
              </text:list-item>
              <text:list-item>
                <text:p text:style-name="P143"><text:span text:style-name="T143_1">Main</text:span><text:span text:style-name="T143_2">(#3)-&gt;</text:span><text:span text:style-name="T143_3">Race</text:span><text:span text:style-name="T143_4">(#4)-&gt;</text:span><text:span text:style-name="T143_5">Main</text:span><text:span text:style-name="T143_6">(#4)-&gt;</text:span><text:span text:style-name="T143_7">Car</text:span><text:span text:style-name="T143_8">(#4)-&gt;</text:span><text:span text:style-name="T143_9">Race</text:span><text:span text:style-name="T143_10">(#7)-&gt;</text:span><text:span text:style-name="T143_11">Car</text:span><text:span text:style-name="T143_12">(#4)-&gt;</text:span><text:span text:style-name="T143_13">Race</text:span><text:span text:style-name="T143_14">(#8)-&gt;</text:span><text:span text:style-name="T143_15">Main</text:span><text:span text:style-name="T143_16">(#5)</text:span></text:p>
              </text:list-item>
              <text:list-item>
                <text:p text:style-name="P144"><text:span text:style-name="T144_1">Main</text:span><text:span text:style-name="T144_2">(#3)-&gt;</text:span><text:span text:style-name="T144_3">Race</text:span><text:span text:style-name="T144_4">(#4)-&gt;</text:span><text:span text:style-name="T144_5">Main</text:span><text:span text:style-name="T144_6">(#4)-&gt;</text:span><text:span text:style-name="T144_7">Race</text:span><text:span text:style-name="T144_8">(#7)-&gt;</text:span><text:span text:style-name="T144_9">Car</text:span><text:span text:style-name="T144_10">(#4)-&gt;</text:span><text:span text:style-name="T144_11">Race</text:span><text:span text:style-name="T144_12">(#8)-&gt;</text:span><text:span text:style-name="T144_13">Car</text:span><text:span text:style-name="T144_14">(#4)-&gt;</text:span><text:span text:style-name="T144_15">Main</text:span><text:span text:style-name="T144_16">(#5)</text:span></text:p>
              </text:list-item>
            </text:list>
            <text:p text:style-name="P145"/>
            <text:p text:style-name="P146"/>
            <text:p text:style-name="P147"><text:span text:style-name="T147_1">Type</text:span><text:span text:style-name="T147_2"><text:s/></text:span><text:span text:style-name="T147_3">in</text:span><text:span text:style-name="T147_4"><text:s/>1<text:s/></text:span><text:span text:style-name="T147_5">if</text:span><text:span text:style-name="T147_6"><text:s/></text:span><text:span text:style-name="T147_7">you</text:span><text:span text:style-name="T147_8"><text:s/></text:span><text:span text:style-name="T147_9">think</text:span><text:span text:style-name="T147_10"><text:s/>1<text:s/></text:span><text:span text:style-name="T147_11">is</text:span><text:span text:style-name="T147_12"><text:s/></text:span><text:span text:style-name="T147_13">the</text:span><text:span text:style-name="T147_14"><text:s/></text:span><text:span text:style-name="T147_15">correct</text:span><text:span text:style-name="T147_16"><text:s/></text:span><text:span text:style-name="T147_17">answer</text:span><text:span text:style-name="T147_18">.</text:span></text:p>
            <text:p text:style-name="P148"><text:span text:style-name="T148_1">Type</text:span><text:span text:style-name="T148_2"><text:s/></text:span><text:span text:style-name="T148_3">in</text:span><text:span text:style-name="T148_4"><text:s/>2<text:s/></text:span><text:span text:style-name="T148_5">if</text:span><text:span text:style-name="T148_6"><text:s/></text:span><text:span text:style-name="T148_7">you</text:span><text:span text:style-name="T148_8"><text:s/></text:span><text:span text:style-name="T148_9">think</text:span><text:span text:style-name="T148_10"><text:s/>2<text:s/></text:span><text:span text:style-name="T148_11">is</text:span><text:span text:style-name="T148_12"><text:s/></text:span><text:span text:style-name="T148_13">the</text:span><text:span text:style-name="T148_14"><text:s/></text:span><text:span text:style-name="T148_15">correct</text:span><text:span text:style-name="T148_16"><text:s/></text:span><text:span text:style-name="T148_17">answer</text:span><text:span text:style-name="T148_18">.</text:span></text:p>
            <text:p text:style-name="P149"><text:span text:style-name="T149_1">Type</text:span><text:span text:style-name="T149_2"><text:s/></text:span><text:span text:style-name="T149_3">in</text:span><text:span text:style-name="T149_4"><text:s/>3<text:s/></text:span><text:span text:style-name="T149_5">if</text:span><text:span text:style-name="T149_6"><text:s/></text:span><text:span text:style-name="T149_7">you</text:span><text:span text:style-name="T149_8"><text:s/></text:span><text:span text:style-name="T149_9">think</text:span><text:span text:style-name="T149_10"><text:s/>3<text:s/></text:span><text:span text:style-name="T149_11">is</text:span><text:span text:style-name="T149_12"><text:s/></text:span><text:span text:style-name="T149_13">the</text:span><text:span text:style-name="T149_14"><text:s/></text:span><text:span text:style-name="T149_15">correct</text:span><text:span text:style-name="T149_16"><text:s/></text:span><text:span text:style-name="T149_17">answer</text:span><text:span text:style-name="T149_18">.</text:span></text:p>
            <text:p text:style-name="P150"><text:span text:style-name="T150_1">Type</text:span><text:span text:style-name="T150_2"><text:s/></text:span><text:span text:style-name="T150_3">in</text:span><text:span text:style-name="T150_4"><text:s/>4<text:s/></text:span><text:span text:style-name="T150_5">if</text:span><text:span text:style-name="T150_6"><text:s/></text:span><text:span text:style-name="T150_7">you</text:span><text:span text:style-name="T150_8"><text:s/></text:span><text:span text:style-name="T150_9">think</text:span><text:span text:style-name="T150_10"><text:s/>4<text:s/></text:span><text:span text:style-name="T150_11">is</text:span><text:span text:style-name="T150_12"><text:s/></text:span><text:span text:style-name="T150_13">the</text:span><text:span text:style-name="T150_14"><text:s/></text:span><text:span text:style-name="T150_15">correct</text:span><text:span text:style-name="T150_16"><text:s/></text:span><text:span text:style-name="T150_17">answer</text:span><text:span text:style-name="T150_18">.</text:span></text:p>
            <text:p text:style-name="P151"/>
            <text:p text:style-name="P152"><text:span text:style-name="T152_1">Indicate</text:span><text:span text:style-name="T152_2"><text:s/></text:span><text:span text:style-name="T152_3">your</text:span><text:span text:style-name="T152_4"><text:s/></text:span><text:span text:style-name="T152_5">choice</text:span><text:span text:style-name="T152_6"><text:s/></text:span><text:span text:style-name="T152_7">in</text:span><text:span text:style-name="T152_8"><text:s/></text:span><text:span text:style-name="T152_9">the</text:span><text:span text:style-name="T152_10"><text:s/></text:span><text:span text:style-name="T152_11">Answer</text:span><text:span text:style-name="T152_12"><text:s/></text:span><text:span text:style-name="T152_13">Box</text:span><text:span text:style-name="T152_14"><text:s/></text:span><text:span text:style-name="T152_15">below</text:span><text:span text:style-name="T152_16">.</text:span></text:p>
          </table:table-cell>
        </table:table-row>
        <table:table-row table:style-name="Row19">
          <table:table-cell table:style-name="Cell26">
            <text:p text:style-name="P153"/>
            <text:p text:style-name="P154"><text:span text:style-name="T154_1">Answer</text:span></text:p>
          </table:table-cell>
        </table:table-row>
        <table:table-row table:style-name="Row20">
          <table:table-cell table:style-name="Cell27">
            <text:p text:style-name="P155"/>
          </table:table-cell>
        </table:table-row>
      </table:table>
      <text:p text:style-name="P156"/>
      <text:p text:style-name="P15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